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bbcb2" officeooo:paragraph-rsid="000bbcb2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bbcb2" officeooo:paragraph-rsid="000d1e3e" style:font-weight-asian="bold" style:font-weight-complex="bold"/>
    </style:style>
    <style:style style:name="P3" style:family="paragraph" style:parent-style-name="Standard">
      <style:paragraph-properties fo:break-before="column"/>
      <style:text-properties style:text-underline-style="solid" style:text-underline-width="auto" style:text-underline-color="font-color" fo:font-weight="bold" officeooo:rsid="000d1e3e" officeooo:paragraph-rsid="000bbcb2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0d1e3e" officeooo:paragraph-rsid="000d1e3e" style:font-weight-asian="normal" style:font-weight-complex="normal"/>
    </style:style>
    <style:style style:name="P5" style:family="paragraph" style:parent-style-name="Standard">
      <style:paragraph-properties fo:break-before="column"/>
      <style:text-properties style:text-underline-style="none" fo:font-weight="normal" officeooo:rsid="000d1e3e" officeooo:paragraph-rsid="000d1e3e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e0d07" officeooo:paragraph-rsid="000e0d07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e7e56" officeooo:paragraph-rsid="000e7e56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e7e56" officeooo:paragraph-rsid="00100405" style:font-weight-asian="normal" style:font-weight-complex="normal"/>
    </style:style>
    <style:style style:name="T1" style:family="text">
      <style:text-properties officeooo:rsid="000d1e3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0d1e3e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style:text-overline-style="dash" style:text-overline-width="auto" style:text-overline-color="font-color"/>
    </style:style>
    <style:style style:name="T9" style:family="text">
      <style:text-properties style:text-underline-style="solid" style:text-underline-width="auto" style:text-underline-color="font-color" officeooo:rsid="000e0d07" style:text-overline-style="dash" style:text-overline-width="auto" style:text-overline-color="font-color"/>
    </style:style>
    <style:style style:name="T10" style:family="text">
      <style:text-properties style:text-underline-style="solid" style:text-underline-width="auto" style:text-underline-color="font-color" officeooo:rsid="000e0d07" style:text-overline-style="none" style:text-overline-color="font-color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style:text-overline-style="none" style:text-overline-color="font-color"/>
    </style:style>
    <style:style style:name="T13" style:family="text">
      <style:text-properties style:text-underline-style="none" officeooo:rsid="000e0d07" style:text-overline-style="none" style:text-overline-color="font-color"/>
    </style:style>
    <style:style style:name="T14" style:family="text">
      <style:text-properties officeooo:rsid="001004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TABLAS</text:p>
      <text:p text:style-name="P3"/>
      <text:p text:style-name="P4">cliente(<text:span text:style-name="T2">#DNI</text:span>,nombre, apellido1, apellido2, <text:s/>teléfono, correo_electrónico</text:p>
      <text:p text:style-name="P4">sucursal(<text:span text:style-name="T2">#código_Sucursal</text:span>, ciudad, provincia, teléfono, dirección</text:p>
      <text:p text:style-name="P5">hospedaje(<text:span text:style-name="T2">#código_Hospedaje</text:span>, nombre, dirección, ciudad, provincia, teléfono, categoría</text:p>
      <text:p text:style-name="P4">vuelo(<text:span text:style-name="T2">#código_Vuelo</text:span>, fecha_Salida, hora_Salida, fecha_Llegada, hora_Llegada, origen, destino, número_Plazas</text:p>
      <text:p text:style-name="P4"><text:span text:style-name="T5"/></text:p>
      <text:p text:style-name="P6">clienteSucursalHospedaje(<text:span text:style-name="T8">#DNI</text:span><text:span text:style-name="T12">, </text:span><text:span text:style-name="T8">#código_Sucursal</text:span><text:span text:style-name="T12">, </text:span><text:span text:style-name="T8">#código_Hospedaje</text:span><text:span text:style-name="T12">, régimen_Hospedaje, fecha_Entrada, fecha_Salida</text:span></text:p>
      <text:p text:style-name="P6"><text:span text:style-name="T12"/></text:p>
      <text:p text:style-name="P6"><text:span text:style-name="T12">clienteSucursalVuelo(</text:span><text:span text:style-name="T8">#DNI</text:span><text:span text:style-name="T12">, </text:span><text:span text:style-name="T8">#código_Sucursal</text:span><text:span text:style-name="T12">, </text:span><text:span text:style-name="T8">#código_Vuelo</text:span><text:span text:style-name="T12">, tipo_Plaza</text:span></text:p>
      <text:p text:style-name="P2"/>
      <text:p text:style-name="P1">CLAVE FORÁNEAS</text:p>
      <text:p text:style-name="P1"/>
      <text:p text:style-name="P7">clienteSucursalHospedaje (<text:span text:style-name="T9">#DNI</text:span>) → Cliente(<text:span text:style-name="T2">#DNI</text:span>)</text:p>
      <text:p text:style-name="P8">clienteSucursalHospedaje (<text:span text:style-name="T9">#código_Sucursal</text:span>) → <text:span text:style-name="T14">sucursal</text:span>(<text:span text:style-name="T2">#</text:span><text:span text:style-name="T4">código_Sucursal</text:span>)</text:p>
      <text:p text:style-name="P8">clienteSucursalHospedaje (<text:span text:style-name="T9">#código_Hospedaje</text:span>) → <text:span text:style-name="T14">Hospedaje</text:span>(<text:span text:style-name="T10">#código_Hospedaje</text:span>)</text:p>
      <text:p text:style-name="P1"/>
      <text:p text:style-name="P8">clienteSucursal<text:span text:style-name="T13">Vuelo</text:span> (<text:span text:style-name="T9">#DNI</text:span>) → Cliente(<text:span text:style-name="T2">#DNI</text:span>)</text:p>
      <text:p text:style-name="P8">clienteSucursal<text:span text:style-name="T13">Vuelo </text:span>(<text:span text:style-name="T9">#código_Sucursal</text:span>) → <text:span text:style-name="T14">sucursal</text:span>(<text:span text:style-name="T2">#</text:span><text:span text:style-name="T4">código_Sucursal</text:span>)</text:p>
      <text:p text:style-name="P8">clienteSucursal<text:span text:style-name="T13">Vuelo </text:span>(<text:span text:style-name="T9">#código_Vuelo</text:span>) → <text:span text:style-name="T1">vuelo</text:span>(<text:span text:style-name="T4">#código_Vuelo</text:span>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1T19:41:36.403000000</meta:creation-date>
    <dc:date>2025-12-01T20:00:28.791000000</dc:date>
    <meta:editing-duration>PT18M49S</meta:editing-duration>
    <meta:editing-cycles>5</meta:editing-cycles>
    <meta:generator>LibreOffice/24.2.3.2$Windows_X86_64 LibreOffice_project/433d9c2ded56988e8a90e6b2e771ee4e6a5ab2ba</meta:generator>
    <meta:document-statistic meta:table-count="0" meta:image-count="0" meta:object-count="0" meta:page-count="1" meta:paragraph-count="14" meta:word-count="62" meta:character-count="898" meta:non-whitespace-character-count="849"/>
  </office:meta>
</office:document-meta>
</file>